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SocketSession.sendMessage( WebSocketMessage &lt; ? &gt;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WebSocketSession.close( Close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ebSocketSess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initializeNativeSession( 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ebSocketSession.getNativeSession( @ Nullable Class &lt; R &gt; require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getNativ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ebSocketSess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WebSocketSess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AbstractWebSocketSession( @ Nullable Map &lt; String , Object &gt;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ebSocketSession.checkNativeSession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